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Standard" style:master-page-name="First_20_Page">
      <style:paragraph-properties style:page-number="auto" fo:break-before="auto" fo:break-after="auto"/>
    </style:style>
    <style:style style:name="P12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decision/decisionEnteteDateAdresse#%</text:p>
      <text:p text:style-name="Standard">%#include decision/enTeteText#%</text:p>
      <text:p text:style-name="P2">%#include tableau#%</text:p>
      <text:p text:style-name="P9">%#include decision/tableMontants#%</text:p>
      <text:p text:style-name="P9">%#include 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4">%=remLineWhenBlank(texte_paragraphe_1, -1)=%</text:p>
      <text:p text:style-name="P3">%=<text:span text:style-name="T1">remLineWhenBlank(texte_paragraphe_2, -1)</text:span>=%</text:p>
      <text:p text:style-name="P12">%=remLineWhenBlank(texte_paragraphe_3, -1)=%</text:p>
      <text:p text:style-name="P8"/>
      <text:p text:style-name="P8"/>
      <text:p text:style-name="P7">%#include signature#%</text:p>
      <text:p text:style-name="P7">%=pushToEnd()=%</text:p>
      <text:p text:style-name="P7">%#include 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date>2011-01-03T10:13:14</dc:date>
    <meta:editing-cycles>277</meta:editing-cycles>
    <meta:editing-duration>PT16H40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56" meta:character-count="548"/>
  </office:meta>
</office:document-meta>
</file>